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789" officeooo:paragraph-rsid="001e67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</text:p>
      <text:p text:style-name="P1"/>
      <text:p text:style-name="P1">Design pattern : Behavioural – Visitor</text:p>
      <text:p text:style-name="P1"/>
      <text:p text:style-name="P1">- Visitor lets you define a new operation without changing the classes of the elements on which it opera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6:18:27.466022026</meta:creation-date>
    <meta:generator>LibreOffice/4.2.8.2$Linux_X86_64 LibreOffice_project/420m0$Build-2</meta:generator>
    <dc:date>2017-11-08T18:40:44.897527836</dc:date>
    <meta:editing-duration>PT2H4M23S</meta:editing-duration>
    <meta:editing-cycles>2</meta:editing-cycles>
    <meta:document-statistic meta:table-count="0" meta:image-count="0" meta:object-count="0" meta:page-count="1" meta:paragraph-count="3" meta:word-count="25" meta:character-count="148" meta:non-whitespace-character-count="125"/>
  </office:meta>
</office:document-meta>
</file>